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50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150%" fo:break-before="auto" fo:break-after="auto" style:writing-mode="lr-tb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Aluno</text:span><text:span text:style-name="T1">: Jonathan Silva Pereira<text:tab/><text:tab/><text:tab/><text:tab/><text:tab/><text:tab/></text:span><text:span text:style-name="T2">Data:</text:span><text:span text:style-name="T1"> 07/11/2013</text:span></text:p>
      <text:p text:style-name="P3"><text:span text:style-name="T2">Fase/Iteração:</text:span><text:span text:style-name="T1"> Iteração 6<text:tab/><text:tab/><text:tab/><text:tab/><text:tab/></text:span><text:span text:style-name="T2">Esforço Total:</text:span><text:span text:style-name="T1"> 02 horas e 10 min.</text:span></text:p>
      <text:p text:style-name="P4"/>
      <text:p text:style-name="P3"><text:span text:style-name="T2">Atividade: Definir métricas de código fonte</text:span><text:span text:style-name="T1"><text:tab/><text:tab/><text:tab/></text:span><text:span text:style-name="T2">Esforço: 2 horas</text:span></text:p>
      <text:p text:style-name="P4">Descrição: Definição das métricas de codificação utilizadas no projeto.</text:p>
      <text:p text:style-name="P4">Produtos: Documento de Métricas de Código Fonte. </text:p>
      <text:p text:style-name="P4">Equipe: Jonathan Silva Pereira</text:p>
      <text:p text:style-name="P12">Artefato: Docuemento de Métricas de Código Fonte.</text:p>
      <text:p text:style-name="P6"/>
      <text:p text:style-name="P7"/>
      <text:p text:style-name="P3"><text:span text:style-name="T2">Atividade: Correção dos commits<text:tab/><text:tab/><text:tab/></text:span><text:span text:style-name="T1"><text:tab/><text:tab/></text:span><text:span text:style-name="T2">Esforço: 10 minutos</text:span></text:p>
      <text:p text:style-name="P4">Descrição: Corrigir os commits que não estavam de acordo com o plano de gerencia de configuração<text:tab/></text:p>
      <text:p text:style-name="P4">Produtos: N/A</text:p>
      <text:p text:style-name="P4">Equipe: Jonathan Silva Pereira</text:p>
      <text:p text:style-name="P7">Artefato: 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RELPREV- Relatório de Prevenção de Acidentes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editing-cycles>2</meta:editing-cycles>
    <meta:editing-duration>P0D</meta:editing-duration>
    <meta:creation-date>2013-11-08T19:44:58</meta:creation-date>
    <dc:date>2013-11-08T19:58:00</dc:date>
    <meta:document-statistic meta:table-count="0" meta:image-count="0" meta:object-count="0" meta:page-count="1" meta:paragraph-count="15" meta:word-count="103" meta:character-count="725" meta:non-whitespace-character-count="620"/>
  </office:meta>
</office:document-meta>
</file>